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20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>
            <text:p>DEBUG</text:p>
          </table:table-cell>
          <table:table-cell/>
        </table:table-row>
        <table:table-row table:style-name="ro2">
          <table:table-cell/>
          <table:table-cell office:value-type="string">
            <text:p>Platform</text:p>
          </table:table-cell>
          <table:table-cell office:value-type="string">
            <text:p>Runtime Library</text:p>
          </table:table-cell>
          <table:table-cell/>
        </table:table-row>
        <table:table-row table:style-name="ro2">
          <table:table-cell office:value-type="string">
            <text:p>MySQLExample</text:p>
          </table:table-cell>
          <table:table-cell office:value-type="string">
            <text:p>x86</text:p>
          </table:table-cell>
          <table:table-cell office:value-type="string">
            <text:p>Md</text:p>
          </table:table-cell>
          <table:table-cell/>
        </table:table-row>
        <table:table-row table:style-name="ro2">
          <table:table-cell office:value-type="string">
            <text:p>SqlConnector</text:p>
          </table:table-cell>
          <table:table-cell office:value-type="string">
            <text:p>x86</text:p>
          </table:table-cell>
          <table:table-cell office:value-type="string">
            <text:p>Md</text:p>
          </table:table-cell>
          <table:table-cell/>
        </table:table-row>
        <table:table-row table:style-name="ro1">
          <table:table-cell office:value-type="string">
            <text:p>Boost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10/19/2017</text:date>, <text:time>08:4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Gustafson</meta:initial-creator>
    <meta:creation-date>2017-10-18T17:02:46.16</meta:creation-date>
    <dc:date>2017-10-19T08:44:29.44</dc:date>
    <dc:creator>Lukas Gustafson</dc:creator>
    <meta:editing-duration>PT15H26M33S</meta:editing-duration>
    <meta:editing-cycles>1</meta:editing-cycles>
    <meta:document-statistic meta:table-count="3" meta:cell-count="10" meta:object-count="0"/>
    <meta:generator>OpenOffice/4.1.2$Win32 OpenOffice.org_project/412m3$Build-9782</meta:generator>
  </office:meta>
</office:document-meta>
</file>